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17cm" fo:min-width="0.9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17cm" fo:min-width="1.9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Linienspitzen_20_1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5cm" svg:height="0.5cm" svg:x="2cm" svg:y="2cm">
          <text:p text:style-name="P1"><text:span text:style-name="T1">#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5cm" svg:x="3.5cm" svg:y="2cm">
          <text:p text:style-name="P1"><text:span text:style-name="T1">IfcPro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5cm" svg:x="3.5cm" svg:y="3.5cm">
          <text:p text:style-name="P1"><text:span text:style-name="T1">#208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2.5cm" svg:x2="4cm" svg:y2="3.5cm">
          <text:p/>
        </draw:line>
        <draw:custom-shape draw:style-name="gr2" draw:text-style-name="P2" draw:layer="layout" svg:width="2.5cm" svg:height="0.5cm" svg:x="5cm" svg:y="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cm" svg:y1="4cm" svg:x2="5cm" svg:y2="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3:03:22.081000000</meta:creation-date>
    <dc:date>2023-05-16T13:17:25.921000000</dc:date>
    <meta:editing-duration>PT14M3S</meta:editing-duration>
    <meta:editing-cycles>3</meta:editing-cycles>
    <meta:generator>LibreOffice/7.2.5.2$Windows_X86_64 LibreOffice_project/499f9727c189e6ef3471021d6132d4c694f357e5</meta:generator>
    <meta:document-statistic meta:object-count="6"/>
  </office:meta>
</office:document-meta>
</file>